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underline-style="solid" style:text-underline-width="auto" style:text-underline-color="font-color"/>
    </style:style>
    <style:style style:name="gr1" style:family="graphic">
      <style:graphic-properties svg:stroke-width="0.212cm" svg:stroke-color="#000000" draw:marker-start-width="0.67cm" draw:marker-end-width="0.67cm" draw:fill-color="#ffffff" draw:textarea-horizontal-align="justify" draw:textarea-vertical-align="middle" draw:auto-grow-height="false" fo:min-height="2.018cm" fo:min-width="17.898cm" fo:padding-top="0.106cm" fo:padding-bottom="0.106cm" fo:padding-left="0.106cm" fo:padding-right="0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1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6cm" svg:stroke-color="#111111" draw:fill-color="#ffffff" draw:textarea-horizontal-align="justify" draw:textarea-vertical-align="middle" draw:auto-grow-height="false" fo:min-height="5.953cm" fo:min-width="4.087cm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.212cm" svg:stroke-color="#000000" draw:fill="none" draw:fill-color="#ffffff" fo:min-height="3.9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53cm" svg:stroke-color="#ed1c24" draw:marker-start-width="0.115cm" draw:marker-end-width="0.115cm" draw:fill-color="#ffffff" draw:textarea-horizontal-align="justify" draw:textarea-vertical-align="middle" draw:auto-grow-height="false" fo:min-height="0.617cm" fo:min-width="5.639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53cm" svg:stroke-color="#21409a" draw:marker-start-width="0.115cm" draw:marker-end-width="0.115cm" draw:fill-color="#ffffff" draw:textarea-horizontal-align="justify" draw:textarea-vertical-align="middle" draw:auto-grow-height="false" fo:min-height="0.776cm" fo:min-width="5.798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53cm" svg:stroke-color="#72bf44" draw:marker-start-width="0.115cm" draw:marker-end-width="0.115cm" draw:fill-color="#ffffff" draw:textarea-horizontal-align="justify" draw:textarea-vertical-align="middle" draw:auto-grow-height="false" fo:min-height="0.776cm" fo:min-width="5.798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53cm" svg:stroke-color="#000000" draw:fill-color="#ffffff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.053cm" svg:stroke-color="#000000" draw:fill="none" draw:fill-color="#ffffff" fo:min-height="0.4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.053cm" svg:stroke-color="#000000" draw:fill="none" draw:fill-color="#ffffff" fo:min-height="0.4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.053cm" svg:stroke-color="#000000" draw:fill="none" draw:fill-color="#ffffff" fo:min-height="2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.053cm" svg:stroke-color="#000000" draw:fill="none" draw:fill-color="#ffffff" fo:min-height="1.6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53cm" svg:stroke-color="#000000" draw:fill-color="#ffffff" draw:textarea-horizontal-align="justify" draw:textarea-vertical-align="middle" draw:auto-grow-height="false" fo:min-height="0.829cm" fo:min-width="7.567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53cm" svg:stroke-color="#000000" draw:fill-color="#ffffff" draw:textarea-horizontal-align="justify" draw:textarea-vertical-align="middle" draw:auto-grow-height="false" fo:min-height="3.739cm" fo:min-width="3.404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width="0.053cm" svg:stroke-color="#000000" draw:fill="none" draw:fill-color="#ffffff" fo:min-height="1.9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width="0.053cm" svg:stroke-color="#000000" draw:fill="none" draw:fill-color="#ffffff" fo:min-height="0.3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1" svg:width="17.899cm" svg:height="2.019cm" svg:x="-0.226cm" svg:y="0.37cm"><text:p/><draw:enhanced-geometry svg:viewBox="0 0 21600 21600" draw:type="rectangle" draw:enhanced-path="M 0 0 L 21600 0 21600 21600 0 21600 0 0 Z N"/></draw:custom-shape><draw:frame text:anchor-type="paragraph" draw:z-index="1" draw:name="Forme2" draw:style-name="gr2" draw:text-style-name="P3" svg:width="6.425cm" svg:height="1.19cm" svg:x="5.491cm" svg:y="0.736cm"><draw:text-box><text:p text:style-name="P2"><text:span text:style-name="T1">Système Forum</text:span></text:p></draw:text-box></draw:frame><draw:custom-shape text:anchor-type="paragraph" draw:z-index="2" draw:name="Forme3" draw:style-name="gr3" draw:text-style-name="P1" svg:width="4.194cm" svg:height="6.06cm" svg:x="0.067cm" svg:y="3.291cm"><text:p/><draw:enhanced-geometry svg:viewBox="0 0 21600 21600" draw:type="rectangle" draw:enhanced-path="M 0 0 L 21600 0 21600 21600 0 21600 0 0 Z N"/></draw:custom-shape><draw:custom-shape text:anchor-type="paragraph" draw:z-index="3" draw:name="Forme3" draw:style-name="gr3" draw:text-style-name="P1" svg:width="4.194cm" svg:height="6.06cm" svg:x="0.395cm" svg:y="11.613cm"><text:p/><draw:enhanced-geometry svg:viewBox="0 0 21600 21600" draw:type="rectangle" draw:enhanced-path="M 0 0 L 21600 0 21600 21600 0 21600 0 0 Z N"/></draw:custom-shape><draw:frame text:anchor-type="paragraph" draw:z-index="4" draw:name="Forme5" draw:style-name="gr4" draw:text-style-name="P4" svg:width="3.031cm" svg:height="3.985cm" svg:x="0.714cm" svg:y="4.77cm"><draw:text-box><text:p><text:span text:style-name="T2">Page</text:span></text:p><text:p><text:span text:style-name="T2">d’accueil</text:span></text:p></draw:text-box></draw:frame><draw:frame text:anchor-type="paragraph" draw:z-index="5" draw:name="Forme5" draw:style-name="gr4" draw:text-style-name="P4" svg:width="3.031cm" svg:height="3.985cm" svg:x="0.979cm" svg:y="13.014cm"><draw:text-box><text:p><text:span text:style-name="T2">Page</text:span></text:p><text:p><text:span text:style-name="T2">Forum</text:span></text:p><text:p><text:span text:style-name="T2">Catégorie</text:span></text:p></draw:text-box></draw:frame><draw:custom-shape text:anchor-type="paragraph" draw:z-index="6" draw:name="Forme6" draw:style-name="gr5" draw:text-style-name="P1" svg:width="5.852cm" svg:height="0.83cm" svg:x="5.554cm" svg:y="3.54cm"><text:p/><draw:enhanced-geometry svg:viewBox="0 0 21600 21600" draw:type="rectangle" draw:enhanced-path="M 0 0 L 21600 0 21600 21600 0 21600 0 0 Z N"/></draw:custom-shape><draw:custom-shape text:anchor-type="paragraph" draw:z-index="7" draw:name="Forme6" draw:style-name="gr6" draw:text-style-name="P1" svg:width="5.852cm" svg:height="0.83cm" svg:x="5.512cm" svg:y="4.93cm"><text:p/><draw:enhanced-geometry svg:viewBox="0 0 21600 21600" draw:type="rectangle" draw:enhanced-path="M 0 0 L 21600 0 21600 21600 0 21600 0 0 Z N"/></draw:custom-shape><draw:custom-shape text:anchor-type="paragraph" draw:z-index="8" draw:name="Forme6" draw:style-name="gr7" draw:text-style-name="P1" svg:width="5.852cm" svg:height="0.83cm" svg:x="5.597cm" svg:y="8.438cm"><text:p/><draw:enhanced-geometry svg:viewBox="0 0 21600 21600" draw:type="rectangle" draw:enhanced-path="M 0 0 L 21600 0 21600 21600 0 21600 0 0 Z N"/></draw:custom-shape><draw:line text:anchor-type="paragraph" draw:z-index="9" draw:name="Forme10" draw:style-name="gr8" draw:text-style-name="P5" svg:x1="11.405cm" svg:y1="3.694cm" svg:x2="12.38cm" svg:y2="3.694cm"><text:p/></draw:line><draw:line text:anchor-type="paragraph" draw:z-index="10" draw:name="Forme11" draw:style-name="gr8" draw:text-style-name="P5" svg:x1="11.363cm" svg:y1="5.364cm" svg:x2="13.092cm" svg:y2="5.364cm"><text:p/></draw:line><draw:line text:anchor-type="paragraph" draw:z-index="11" draw:name="Forme12" draw:style-name="gr8" draw:text-style-name="P5" svg:x1="12.051cm" svg:y1="7.532cm" svg:x2="12.017cm" svg:y2="5.364cm"><text:p/></draw:line><draw:line text:anchor-type="paragraph" draw:z-index="12" draw:name="Forme13" draw:style-name="gr8" draw:text-style-name="P5" svg:x1="13.075cm" svg:y1="7.488cm" svg:x2="12.017cm" svg:y2="7.532cm"><text:p/></draw:line><draw:line text:anchor-type="paragraph" draw:z-index="13" draw:name="Forme14" draw:style-name="gr8" draw:text-style-name="P5" svg:x1="13.065cm" svg:y1="6.385cm" svg:x2="12.017cm" svg:y2="6.406cm"><text:p/></draw:line><draw:line text:anchor-type="paragraph" draw:z-index="14" draw:name="Forme15" draw:style-name="gr8" draw:text-style-name="P5" svg:x1="11.448cm" svg:y1="8.899cm" svg:x2="12.173cm" svg:y2="8.91cm"><text:p/></draw:line><draw:frame text:anchor-type="paragraph" draw:z-index="15" draw:name="Forme16" draw:style-name="gr9" draw:text-style-name="P6" svg:width="4.7cm" svg:height="0.976cm" svg:x="6.174cm" svg:y="3.715cm"><draw:text-box><text:p>Bouton Connexion</text:p><text:p/></draw:text-box></draw:frame><draw:frame text:anchor-type="paragraph" draw:z-index="16" draw:name="Forme16" draw:style-name="gr9" draw:text-style-name="P6" svg:width="4.7cm" svg:height="0.976cm" svg:x="6.094cm" svg:y="5.078cm"><draw:text-box><text:p>Bouton Inscription</text:p><text:p/></draw:text-box></draw:frame><draw:frame text:anchor-type="paragraph" draw:z-index="17" draw:name="Forme16" draw:style-name="gr9" draw:text-style-name="P6" svg:width="4.7cm" svg:height="0.976cm" svg:x="6.253cm" svg:y="8.622cm"><draw:text-box><text:p>Bouton Accès au Forum</text:p><text:p/></draw:text-box></draw:frame><draw:line text:anchor-type="paragraph" draw:z-index="18" draw:name="Forme17" draw:style-name="gr8" draw:text-style-name="P5" svg:x1="11.915cm" svg:y1="3.694cm" svg:x2="11.866cm" svg:y2="4.435cm"><text:p/></draw:line><draw:line text:anchor-type="paragraph" draw:z-index="19" draw:name="Forme18" draw:style-name="gr8" draw:text-style-name="P5" svg:x1="12.781cm" svg:y1="4.339cm" svg:x2="11.866cm" svg:y2="4.434cm"><text:p/></draw:line><draw:line text:anchor-type="paragraph" draw:z-index="20" draw:name="Forme19" draw:style-name="gr8" draw:text-style-name="P5" svg:x1="12.636cm" svg:y1="3.681cm" svg:x2="12.315cm" svg:y2="3.693cm"><text:p/></draw:line><draw:frame text:anchor-type="paragraph" draw:z-index="21" draw:name="Forme20" draw:style-name="gr10" draw:text-style-name="P6" svg:width="4.089cm" svg:height="0.498cm" svg:x="12.813cm" svg:y="3.313cm"><draw:text-box><text:p>Adresse-mail</text:p></draw:text-box></draw:frame><draw:frame text:anchor-type="paragraph" draw:z-index="22" draw:name="Forme20" draw:style-name="gr10" draw:text-style-name="P6" svg:width="4.089cm" svg:height="0.498cm" svg:x="12.894cm" svg:y="4.083cm"><draw:text-box><text:p>Mot de passe</text:p></draw:text-box></draw:frame><draw:frame text:anchor-type="paragraph" draw:z-index="23" draw:name="Forme20" draw:style-name="gr10" draw:text-style-name="P6" svg:width="4.089cm" svg:height="0.498cm" svg:x="13.247cm" svg:y="4.995cm"><draw:text-box><text:p>Adresse-mail</text:p></draw:text-box></draw:frame><draw:frame text:anchor-type="paragraph" draw:z-index="24" draw:name="Forme20" draw:style-name="gr10" draw:text-style-name="P6" svg:width="4.089cm" svg:height="0.498cm" svg:x="13.182cm" svg:y="6.055cm"><draw:text-box><text:p>Pseudo</text:p></draw:text-box></draw:frame><draw:frame text:anchor-type="paragraph" draw:z-index="25" draw:name="Forme20" draw:style-name="gr10" draw:text-style-name="P6" svg:width="4.089cm" svg:height="0.498cm" svg:x="13.182cm" svg:y="7.177cm"><draw:text-box><text:p>Mot de passe </text:p></draw:text-box></draw:frame><draw:frame text:anchor-type="paragraph" draw:z-index="26" draw:name="Forme20" draw:style-name="gr10" draw:text-style-name="P6" svg:width="4.089cm" svg:height="0.498cm" svg:x="12.363cm" svg:y="8.62cm"><draw:text-box><text:p>Accès limité </text:p></draw:text-box></draw:frame><draw:frame text:anchor-type="paragraph" draw:z-index="27" draw:name="Forme20" draw:style-name="gr11" draw:text-style-name="P6" svg:width="9.558cm" svg:height="2.583cm" svg:x="6.463cm" svg:y="12.18cm"><draw:text-box><text:p><text:span text:style-name="T3">Une personne connecté </text:span>via son compte à accès a tous le forum</text:p><text:p>Plusieurs grades définissent les compte forum</text:p></draw:text-box></draw:frame><draw:frame text:anchor-type="paragraph" draw:z-index="28" draw:name="Forme20" draw:style-name="gr12" draw:text-style-name="P6" svg:width="9.558cm" svg:height="1.698cm" svg:x="6.479cm" svg:y="15.707cm"><draw:text-box><text:p><text:span text:style-name="T3">Une personne non-connecté</text:span> sur le forum, son accès est limité.</text:p><text:p>Catégorie Forum :!Réglement et annonces.</text:p></draw:text-box></draw:frame><draw:line text:anchor-type="paragraph" draw:z-index="29" draw:name="Forme7" draw:style-name="gr8" draw:text-style-name="P5" svg:x1="4.26cm" svg:y1="4.953cm" svg:x2="5.555cm" svg:y2="4.106cm"><text:p/></draw:line><draw:line text:anchor-type="paragraph" draw:z-index="30" draw:name="Forme8" draw:style-name="gr8" draw:text-style-name="P5" svg:x1="4.26cm" svg:y1="5.976cm" svg:x2="5.512cm" svg:y2="5.288cm"><text:p/></draw:line><draw:line text:anchor-type="paragraph" draw:z-index="31" draw:name="Forme9" draw:style-name="gr8" draw:text-style-name="P5" svg:x1="5.597cm" svg:y1="8.851cm" svg:x2="4.26cm" svg:y2="8.428cm"><text:p/></draw:line><draw:line text:anchor-type="paragraph" draw:z-index="32" draw:name="Forme21" draw:style-name="gr8" draw:text-style-name="P5" svg:x1="4.588cm" svg:y1="13.56cm" svg:x2="6.313cm" svg:y2="12.749cm"><text:p/></draw:line><draw:line text:anchor-type="paragraph" draw:z-index="33" draw:name="Forme22" draw:style-name="gr8" draw:text-style-name="P5" svg:x1="4.588cm" svg:y1="15.96cm" svg:x2="6.243cm" svg:y2="16.172cm"><text:p/></draw:line><draw:custom-shape text:anchor-type="paragraph" draw:z-index="34" draw:name="Forme4" draw:style-name="gr13" draw:text-style-name="P1" svg:width="7.621cm" svg:height="0.883cm" svg:x="5.89cm" svg:y="18.464cm"><text:p/><draw:enhanced-geometry svg:viewBox="0 0 21600 21600" draw:type="rectangle" draw:enhanced-path="M 0 0 L 21600 0 21600 21600 0 21600 0 0 Z N"/></draw:custom-shape><draw:custom-shape text:anchor-type="paragraph" draw:z-index="35" draw:name="Forme23" draw:style-name="gr14" draw:text-style-name="P1" svg:width="3.458cm" svg:height="3.793cm" svg:x="1.515cm" svg:y="20.352cm"><text:p/><draw:enhanced-geometry svg:viewBox="0 0 21600 21600" draw:type="rectangle" draw:enhanced-path="M 0 0 L 21600 0 21600 21600 0 21600 0 0 Z N"/></draw:custom-shape><draw:custom-shape text:anchor-type="paragraph" draw:z-index="36" draw:name="Forme23" draw:style-name="gr14" draw:text-style-name="P1" svg:width="3.458cm" svg:height="3.793cm" svg:x="6.983cm" svg:y="20.352cm"><text:p/><draw:enhanced-geometry svg:viewBox="0 0 21600 21600" draw:type="rectangle" draw:enhanced-path="M 0 0 L 21600 0 21600 21600 0 21600 0 0 Z N"/></draw:custom-shape><draw:custom-shape text:anchor-type="paragraph" draw:z-index="37" draw:name="Forme23" draw:style-name="gr14" draw:text-style-name="P1" svg:width="3.458cm" svg:height="3.793cm" svg:x="12.416cm" svg:y="20.405cm"><text:p/><draw:enhanced-geometry svg:viewBox="0 0 21600 21600" draw:type="rectangle" draw:enhanced-path="M 0 0 L 21600 0 21600 21600 0 21600 0 0 Z N"/></draw:custom-shape><draw:line text:anchor-type="paragraph" draw:z-index="38" draw:name="Forme24" draw:style-name="gr8" draw:text-style-name="P5" svg:x1="4.972cm" svg:y1="22.504cm" svg:x2="6.983cm" svg:y2="22.486cm"><text:p/></draw:line><draw:line text:anchor-type="paragraph" draw:z-index="39" draw:name="Forme25" draw:style-name="gr8" draw:text-style-name="P5" svg:x1="10.44cm" svg:y1="22.416cm" svg:x2="12.416cm" svg:y2="22.434cm"><text:p/></draw:line><draw:custom-shape text:anchor-type="paragraph" draw:z-index="40" draw:name="Forme4" draw:style-name="gr13" draw:text-style-name="P1" svg:width="7.621cm" svg:height="0.883cm" svg:x="4.02cm" svg:y="24.797cm"><text:p/><draw:enhanced-geometry svg:viewBox="0 0 21600 21600" draw:type="rectangle" draw:enhanced-path="M 0 0 L 21600 0 21600 21600 0 21600 0 0 Z N"/></draw:custom-shape><draw:line text:anchor-type="paragraph" draw:z-index="41" draw:name="Forme26" draw:style-name="gr8" draw:text-style-name="P5" svg:x1="3.791cm" svg:y1="24.144cm" svg:x2="4.567cm" svg:y2="24.797cm"><text:p/></draw:line><draw:line text:anchor-type="paragraph" draw:z-index="42" draw:name="Forme27" draw:style-name="gr8" draw:text-style-name="P5" svg:x1="8.589cm" svg:y1="24.144cm" svg:x2="8.571cm" svg:y2="24.797cm"><text:p/></draw:line><draw:line text:anchor-type="paragraph" draw:z-index="43" draw:name="Forme28" draw:style-name="gr8" draw:text-style-name="P5" svg:x1="3.261cm" svg:y1="20.351cm" svg:x2="5.889cm" svg:y2="18.905cm"><text:p/></draw:line><draw:line text:anchor-type="paragraph" draw:z-index="44" draw:name="Forme29" draw:style-name="gr8" draw:text-style-name="P5" svg:x1="13.51cm" svg:y1="18.976cm" svg:x2="14.374cm" svg:y2="20.405cm"><text:p/></draw:line><draw:line text:anchor-type="paragraph" draw:z-index="45" draw:name="Forme30" draw:style-name="gr8" draw:text-style-name="P5" svg:x1="8.889cm" svg:y1="19.346cm" svg:x2="8.871cm" svg:y2="20.351cm"><text:p/></draw:line><draw:frame text:anchor-type="paragraph" draw:z-index="46" draw:name="Forme31" draw:style-name="gr15" draw:text-style-name="P6" svg:width="2.364cm" svg:height="1.959cm" svg:x="2.115cm" svg:y="21.534cm"><draw:text-box><text:p>Forum</text:p></draw:text-box></draw:frame><draw:frame text:anchor-type="paragraph" draw:z-index="47" draw:name="Forme31" draw:style-name="gr15" draw:text-style-name="P6" svg:width="2.364cm" svg:height="1.959cm" svg:x="7.424cm" svg:y="21.146cm"><draw:text-box><text:p>Page Forum</text:p><text:p>Catégorie</text:p></draw:text-box></draw:frame><draw:frame text:anchor-type="paragraph" draw:z-index="48" draw:name="Forme31" draw:style-name="gr15" draw:text-style-name="P6" svg:width="2.894cm" svg:height="1.959cm" svg:x="12.857cm" svg:y="21.322cm"><draw:text-box><text:p>Tableau </text:p><text:p>sous-catégorie</text:p></draw:text-box></draw:frame><draw:frame text:anchor-type="paragraph" draw:z-index="49" draw:name="Forme32" draw:style-name="gr16" draw:text-style-name="P6" svg:width="5.204cm" svg:height="0.489cm" svg:x="7.918cm" svg:y="18.711cm"><draw:text-box><text:p>Personne connecté</text:p></draw:text-box></draw:frame><draw:frame text:anchor-type="paragraph" draw:z-index="50" draw:name="Forme32" draw:style-name="gr16" draw:text-style-name="P6" svg:width="5.204cm" svg:height="0.489cm" svg:x="5.731cm" svg:y="25.026cm"><draw:text-box><text:p>Personne non-connecté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4:51:36.124000000</meta:creation-date>
    <dc:date>2018-12-18T15:35:57.845000000</dc:date>
    <meta:editing-duration>PT2M3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6.2$Windows_X86_64 LibreOffice_project/0c292870b25a325b5ed35f6b45599d2ea4458e77</meta:generator>
  </office:meta>
</office:document-meta>
</file>